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1.5756in"/>
    </style:style>
    <style:style style:name="co16" style:family="table-column">
      <style:table-column-properties fo:break-before="auto" style:column-width="1.123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ce53" office:value-type="string" calcext:value-type="string">
            <text:p>BlockFi Variable %:</text:p>
          </table:table-cell>
          <table:table-cell table:style-name="ce6" table:formula="of:=1.39%" office:value-type="percentage" office:value="0.0139" calcext:value-type="percentage">
            <text:p>1.39%</text:p>
          </table:table-cell>
          <table:table-cell table:number-columns-repeated="1017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1"/>
          <table:table-cell table:style-name="ce51" office:value-type="currency" office:currency="USD" office:value="43533.34" calcext:value-type="currency">
            <text:p>$43,533.34</text:p>
          </table:table-cell>
          <table:table-cell table:style-name="ce51" table:formula="of:=([.F5]*[.G3])+[.F5]" office:value-type="currency" office:currency="USD" office:value="44138.453426" calcext:value-type="currency">
            <text:p>$44,138.45</text:p>
          </table:table-cell>
          <table:table-cell table:style-name="ce51" table:formula="of:=([.G5]*1%)+[.G5]" office:value-type="currency" office:currency="USD" office:value="44579.83796026" calcext:value-type="currency">
            <text:p>$44,579.84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1" office:value-type="currency" office:currency="USD" office:value="46.72" calcext:value-type="currency">
            <text:p>$46.72</text:p>
          </table:table-cell>
          <table:table-cell table:style-name="ce51" table:formula="of:=([.F6]*[.G3])+[.F6]" office:value-type="currency" office:currency="USD" office:value="47.369408" calcext:value-type="currency">
            <text:p>$47.37</text:p>
          </table:table-cell>
          <table:table-cell table:style-name="ce51" table:formula="of:=([.G6]*1%)+[.G6]" office:value-type="currency" office:currency="USD" office:value="47.84310208" calcext:value-type="currency">
            <text:p>$47.84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5"/>
          <table:table-cell table:style-name="ce51"/>
          <table:table-cell table:number-columns-repeated="1017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5"/>
          <table:table-cell table:style-name="ce51"/>
          <table:table-cell table:number-columns-repeated="1017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54" table:formula="of:=2053.29" office:value-type="currency" office:currency="USD" office:value="2053.29" calcext:value-type="currency">
            <text:p>$2,053.29</text:p>
          </table:table-cell>
          <table:table-cell table:style-name="ce54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1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1"/>
          <table:table-cell table:style-name="ce55"/>
          <table:table-cell table:style-name="ce51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55"/>
          <table:table-cell table:number-columns-repeated="1017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style-name="ce51"/>
          <table:table-cell table:style-name="ce6"/>
          <table:table-cell table:number-columns-repeated="1016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51"/>
          <table:table-cell table:number-columns-repeated="1017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1"/>
          <table:table-cell table:style-name="ce6"/>
          <table:table-cell table:number-columns-repeated="1017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4"/>
          <table:table-cell office:value-type="float" office:value="0.0033448194" calcext:value-type="float">
            <text:p>0.0033448194</text:p>
          </table:table-cell>
          <table:table-cell table:style-name="ce55"/>
          <table:table-cell table:number-columns-repeated="1017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51" table:formula="of:=[.F27]/[.F25]" office:value-type="currency" office:currency="USD" office:value="1913.40674477073" calcext:value-type="currency">
            <text:p>$1,913.41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51" office:value-type="currency" office:currency="USD" office:value="6.4" calcext:value-type="currency">
            <text:p>$6.40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51" table:number-columns-repeated="2"/>
          <table:table-cell table:number-columns-repeated="1017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51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 table:style-name="ce55" table:formula="of:=0.01091719" office:value-type="float" office:value="0.01091719" calcext:value-type="float">
            <text:p>0.01091719</text:p>
          </table:table-cell>
          <table:table-cell table:style-name="ce51" table:formula="of:=[.H30]/[.F30]" office:value-type="currency" office:currency="USD" office:value="2757.11973502339" calcext:value-type="currency">
            <text:p>$2,757.12</text:p>
          </table:table-cell>
          <table:table-cell table:style-name="ce51" table:formula="of:=30.05+0.05" office:value-type="currency" office:currency="USD" office:value="30.1" calcext:value-type="currency">
            <text:p>$30.1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5" table:formula="of:=0.0033" office:value-type="float" office:value="0.0033" calcext:value-type="float">
            <text:p>0.0033</text:p>
          </table:table-cell>
          <table:table-cell table:style-name="ce51" table:formula="of:=[.G30]" office:value-type="currency" office:currency="USD" office:value="2757.11973502339" calcext:value-type="currency">
            <text:p>$2,757.12</text:p>
          </table:table-cell>
          <table:table-cell table:style-name="ce25" table:formula="of:=[.F31]*[.G31]" office:value-type="currency" office:currency="USD" office:value="9.09849512557719" calcext:value-type="currency">
            <text:p>$9.09849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5"/>
          <table:table-cell table:style-name="ce51"/>
          <table:table-cell table:style-name="ce25"/>
          <table:table-cell table:number-columns-repeated="1016"/>
        </table:table-row>
        <table:table-row table:style-name="ro1">
          <table:table-cell table:number-columns-repeated="5"/>
          <table:table-cell table:style-name="ce51"/>
          <table:table-cell table:number-columns-repeated="1018"/>
        </table:table-row>
        <table:table-row table:style-name="ro1">
          <table:table-cell table:number-columns-repeated="5"/>
          <table:table-cell table:style-name="ce55"/>
          <table:table-cell/>
          <table:table-cell table:style-name="ce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51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10" table:default-cell-style-name="ce58"/>
        <table:table-column table:style-name="co9" table:default-cell-style-name="ce58"/>
        <table:table-column table:style-name="co11" table:default-cell-style-name="ce58"/>
        <table:table-column table:style-name="co9" table:number-columns-repeated="1021" table:default-cell-style-name="ce58"/>
        <table:table-row table:style-name="ro2">
          <table:table-cell table:style-name="ce57" office:value-type="string" calcext:value-type="string">
            <text:p>Amount Invested</text:p>
          </table:table-cell>
          <table:table-cell table:style-name="ce57" office:value-type="string" calcext:value-type="string">
            <text:p>1% Profit</text:p>
          </table:table-cell>
          <table:table-cell table:style-name="ce57" office:value-type="string" calcext:value-type="string">
            <text:p>Current Total</text:p>
          </table:table-cell>
          <table:table-cell table:style-name="ce57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9" table:number-columns-repeated="2"/>
          <table:table-cell table:style-name="ce60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9"/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9"/>
          <table:table-cell table:number-columns-repeated="2"/>
          <table:table-cell table:style-name="ce59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9"/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9"/>
          <table:table-cell table:style-name="ce60"/>
          <table:table-cell/>
          <table:table-cell table:style-name="ce59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9"/>
          <table:table-cell table:number-columns-repeated="2"/>
          <table:table-cell table:style-name="ce59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9"/>
          <table:table-cell table:number-columns-repeated="2"/>
          <table:table-cell table:style-name="ce59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9"/>
          <table:table-cell table:number-columns-repeated="2"/>
          <table:table-cell table:style-name="ce59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9"/>
          <table:table-cell table:number-columns-repeated="2"/>
          <table:table-cell table:style-name="ce59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9"/>
          <table:table-cell table:number-columns-repeated="2"/>
          <table:table-cell table:style-name="ce59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9"/>
          <table:table-cell table:number-columns-repeated="2"/>
          <table:table-cell table:style-name="ce59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9"/>
          <table:table-cell table:number-columns-repeated="2"/>
          <table:table-cell table:style-name="ce59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9"/>
          <table:table-cell table:number-columns-repeated="2"/>
          <table:table-cell table:style-name="ce59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9"/>
          <table:table-cell table:number-columns-repeated="2"/>
          <table:table-cell table:style-name="ce59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9"/>
          <table:table-cell table:number-columns-repeated="2"/>
          <table:table-cell table:style-name="ce59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9"/>
          <table:table-cell table:number-columns-repeated="2"/>
          <table:table-cell table:style-name="ce59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9"/>
          <table:table-cell table:number-columns-repeated="2"/>
          <table:table-cell table:style-name="ce59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9" table:number-columns-repeated="2"/>
          <table:table-cell/>
          <table:table-cell table:style-name="ce59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9"/>
          <table:table-cell table:number-columns-repeated="2"/>
          <table:table-cell table:style-name="ce59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9" table:number-columns-repeated="2"/>
          <table:table-cell/>
          <table:table-cell table:style-name="ce59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9"/>
          <table:table-cell table:number-columns-repeated="2"/>
          <table:table-cell table:style-name="ce59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9"/>
          <table:table-cell table:number-columns-repeated="2"/>
          <table:table-cell table:style-name="ce59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9"/>
          <table:table-cell table:number-columns-repeated="2"/>
          <table:table-cell table:style-name="ce59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9"/>
          <table:table-cell table:number-columns-repeated="2"/>
          <table:table-cell table:style-name="ce59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9"/>
          <table:table-cell table:number-columns-repeated="2"/>
          <table:table-cell table:style-name="ce59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9"/>
          <table:table-cell table:number-columns-repeated="2"/>
          <table:table-cell table:style-name="ce59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9"/>
          <table:table-cell table:number-columns-repeated="2"/>
          <table:table-cell table:style-name="ce59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9"/>
          <table:table-cell table:number-columns-repeated="2"/>
          <table:table-cell table:style-name="ce59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9"/>
          <table:table-cell table:number-columns-repeated="2"/>
          <table:table-cell table:style-name="ce59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9"/>
          <table:table-cell table:number-columns-repeated="2"/>
          <table:table-cell table:style-name="ce59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9"/>
          <table:table-cell table:number-columns-repeated="2"/>
          <table:table-cell table:style-name="ce59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9"/>
          <table:table-cell table:number-columns-repeated="2"/>
          <table:table-cell table:style-name="ce59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9"/>
          <table:table-cell table:number-columns-repeated="2"/>
          <table:table-cell table:style-name="ce59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9"/>
          <table:table-cell table:number-columns-repeated="2"/>
          <table:table-cell table:style-name="ce59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9"/>
          <table:table-cell table:number-columns-repeated="2"/>
          <table:table-cell table:style-name="ce59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9"/>
          <table:table-cell table:number-columns-repeated="2"/>
          <table:table-cell table:style-name="ce59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9"/>
          <table:table-cell table:number-columns-repeated="2"/>
          <table:table-cell table:style-name="ce59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9"/>
          <table:table-cell table:number-columns-repeated="2"/>
          <table:table-cell table:style-name="ce59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9"/>
          <table:table-cell table:number-columns-repeated="2"/>
          <table:table-cell table:style-name="ce59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9"/>
          <table:table-cell table:number-columns-repeated="2"/>
          <table:table-cell table:style-name="ce59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9"/>
          <table:table-cell table:number-columns-repeated="2"/>
          <table:table-cell table:style-name="ce59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9"/>
          <table:table-cell table:number-columns-repeated="2"/>
          <table:table-cell table:style-name="ce59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9"/>
          <table:table-cell table:number-columns-repeated="2"/>
          <table:table-cell table:style-name="ce59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9"/>
          <table:table-cell table:number-columns-repeated="2"/>
          <table:table-cell table:style-name="ce59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9"/>
          <table:table-cell table:number-columns-repeated="2"/>
          <table:table-cell table:style-name="ce59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9"/>
          <table:table-cell table:number-columns-repeated="2"/>
          <table:table-cell table:style-name="ce59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9"/>
          <table:table-cell table:number-columns-repeated="2"/>
          <table:table-cell table:style-name="ce59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9"/>
          <table:table-cell table:number-columns-repeated="2"/>
          <table:table-cell table:style-name="ce59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9"/>
          <table:table-cell table:number-columns-repeated="2"/>
          <table:table-cell table:style-name="ce59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9"/>
          <table:table-cell table:number-columns-repeated="2"/>
          <table:table-cell table:style-name="ce59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9"/>
          <table:table-cell table:number-columns-repeated="2"/>
          <table:table-cell table:style-name="ce59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9"/>
          <table:table-cell table:number-columns-repeated="2"/>
          <table:table-cell table:style-name="ce59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9"/>
          <table:table-cell table:number-columns-repeated="2"/>
          <table:table-cell table:style-name="ce59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9"/>
          <table:table-cell table:number-columns-repeated="2"/>
          <table:table-cell table:style-name="ce59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9"/>
          <table:table-cell table:number-columns-repeated="2"/>
          <table:table-cell table:style-name="ce59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9"/>
          <table:table-cell table:number-columns-repeated="2"/>
          <table:table-cell table:style-name="ce59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9"/>
          <table:table-cell table:number-columns-repeated="2"/>
          <table:table-cell table:style-name="ce59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9"/>
          <table:table-cell table:number-columns-repeated="2"/>
          <table:table-cell table:style-name="ce59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9"/>
          <table:table-cell table:number-columns-repeated="2"/>
          <table:table-cell table:style-name="ce59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9"/>
          <table:table-cell table:number-columns-repeated="2"/>
          <table:table-cell table:style-name="ce59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9"/>
          <table:table-cell table:number-columns-repeated="2"/>
          <table:table-cell table:style-name="ce59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9"/>
          <table:table-cell table:number-columns-repeated="2"/>
          <table:table-cell table:style-name="ce59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9"/>
          <table:table-cell table:number-columns-repeated="2"/>
          <table:table-cell table:style-name="ce59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9"/>
          <table:table-cell table:number-columns-repeated="2"/>
          <table:table-cell table:style-name="ce59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9"/>
          <table:table-cell table:number-columns-repeated="2"/>
          <table:table-cell table:style-name="ce59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9"/>
          <table:table-cell table:number-columns-repeated="2"/>
          <table:table-cell table:style-name="ce59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9"/>
          <table:table-cell table:number-columns-repeated="2"/>
          <table:table-cell table:style-name="ce59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9"/>
          <table:table-cell table:number-columns-repeated="2"/>
          <table:table-cell table:style-name="ce59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9"/>
          <table:table-cell table:number-columns-repeated="2"/>
          <table:table-cell table:style-name="ce59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9"/>
          <table:table-cell table:number-columns-repeated="2"/>
          <table:table-cell table:style-name="ce59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9"/>
          <table:table-cell table:number-columns-repeated="2"/>
          <table:table-cell table:style-name="ce59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9"/>
          <table:table-cell table:number-columns-repeated="2"/>
          <table:table-cell table:style-name="ce59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9"/>
          <table:table-cell table:number-columns-repeated="2"/>
          <table:table-cell table:style-name="ce59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9"/>
          <table:table-cell table:number-columns-repeated="2"/>
          <table:table-cell table:style-name="ce59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9"/>
          <table:table-cell table:number-columns-repeated="2"/>
          <table:table-cell table:style-name="ce59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9"/>
          <table:table-cell table:number-columns-repeated="2"/>
          <table:table-cell table:style-name="ce59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9"/>
          <table:table-cell table:number-columns-repeated="2"/>
          <table:table-cell table:style-name="ce59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9"/>
          <table:table-cell table:number-columns-repeated="2"/>
          <table:table-cell table:style-name="ce59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9"/>
          <table:table-cell table:number-columns-repeated="2"/>
          <table:table-cell table:style-name="ce59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9"/>
          <table:table-cell table:number-columns-repeated="2"/>
          <table:table-cell table:style-name="ce59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9"/>
          <table:table-cell table:number-columns-repeated="2"/>
          <table:table-cell table:style-name="ce59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9"/>
          <table:table-cell table:number-columns-repeated="2"/>
          <table:table-cell table:style-name="ce59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9"/>
          <table:table-cell table:number-columns-repeated="2"/>
          <table:table-cell table:style-name="ce59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9"/>
          <table:table-cell table:number-columns-repeated="2"/>
          <table:table-cell table:style-name="ce59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9"/>
          <table:table-cell table:number-columns-repeated="2"/>
          <table:table-cell table:style-name="ce59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9"/>
          <table:table-cell table:number-columns-repeated="2"/>
          <table:table-cell table:style-name="ce59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9"/>
          <table:table-cell table:number-columns-repeated="2"/>
          <table:table-cell table:style-name="ce59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9"/>
          <table:table-cell table:number-columns-repeated="2"/>
          <table:table-cell table:style-name="ce59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9"/>
          <table:table-cell table:number-columns-repeated="2"/>
          <table:table-cell table:style-name="ce59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9"/>
          <table:table-cell table:number-columns-repeated="2"/>
          <table:table-cell table:style-name="ce59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9"/>
          <table:table-cell table:number-columns-repeated="2"/>
          <table:table-cell table:style-name="ce59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9"/>
          <table:table-cell table:number-columns-repeated="2"/>
          <table:table-cell table:style-name="ce59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9"/>
          <table:table-cell table:number-columns-repeated="2"/>
          <table:table-cell table:style-name="ce59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9"/>
          <table:table-cell table:number-columns-repeated="2"/>
          <table:table-cell table:style-name="ce59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9"/>
          <table:table-cell table:number-columns-repeated="2"/>
          <table:table-cell table:style-name="ce59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9"/>
          <table:table-cell table:number-columns-repeated="2"/>
          <table:table-cell table:style-name="ce59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9"/>
          <table:table-cell table:number-columns-repeated="2"/>
          <table:table-cell table:style-name="ce59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9"/>
          <table:table-cell table:number-columns-repeated="2"/>
          <table:table-cell table:style-name="ce59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9"/>
          <table:table-cell table:number-columns-repeated="2"/>
          <table:table-cell table:style-name="ce59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9"/>
          <table:table-cell table:number-columns-repeated="2"/>
          <table:table-cell table:style-name="ce59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9"/>
          <table:table-cell table:number-columns-repeated="2"/>
          <table:table-cell table:style-name="ce59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9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9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9" table:default-cell-style-name="ce53"/>
        <table:table-column table:style-name="co12" table:default-cell-style-name="ce62"/>
        <table:table-column table:style-name="co13" table:default-cell-style-name="ce62"/>
        <table:table-column table:style-name="co9" table:number-columns-repeated="1021" table:default-cell-style-name="ce62"/>
        <table:table-row table:style-name="ro1">
          <table:table-cell table:style-name="ce61"/>
          <table:table-cell table:style-name="ce61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61"/>
          <table:table-cell table:style-name="ce51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1" table:formula="of:=[.D2]/[.B3]" office:value-type="currency" office:currency="USD" office:value="28.0662293108956" calcext:value-type="currency">
            <text:p>$28.07</text:p>
          </table:table-cell>
          <table:table-cell table:style-name="ce54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55" office:value-type="float" office:value="0.01717626" calcext:value-type="float">
            <text:p>0.01717626</text:p>
          </table:table-cell>
          <table:table-cell table:style-name="ce54" table:formula="of:=[.D2]/[.B4]" office:value-type="currency" office:currency="USD" office:value="2487.153780858" calcext:value-type="currency">
            <text:p>$2,487.15</text:p>
          </table:table-cell>
          <table:table-cell table:style-name="ce54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54" table:formula="of:=[.D2]/[.B5]" office:value-type="currency" office:currency="USD" office:value="36370.4473088253" calcext:value-type="currency">
            <text:p>$36,370.45</text:p>
          </table:table-cell>
          <table:table-cell table:style-name="ce54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5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6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4" table:default-cell-style-name="ce66"/>
        <table:table-column table:style-name="co15" table:default-cell-style-name="ce66"/>
        <table:table-column table:style-name="co11" table:default-cell-style-name="ce66"/>
        <table:table-column table:style-name="co2" table:default-cell-style-name="ce66"/>
        <table:table-column table:style-name="co16" table:default-cell-style-name="ce66"/>
        <table:table-column table:style-name="co9" table:number-columns-repeated="1019" table:default-cell-style-name="ce66"/>
        <table:table-row table:style-name="ro2">
          <table:table-cell table:style-name="ce64" office:value-type="string" calcext:value-type="string">
            <text:p>Pay / Hr:</text:p>
          </table:table-cell>
          <table:table-cell table:style-name="ce67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Pay / Day:</text:p>
          </table:table-cell>
          <table:table-cell table:style-name="ce67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Pay / Week:</text:p>
          </table:table-cell>
          <table:table-cell table:style-name="ce67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Pay / Month:</text:p>
          </table:table-cell>
          <table:table-cell table:style-name="ce67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Pay / Year:</text:p>
          </table:table-cell>
          <table:table-cell table:style-name="ce67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4"/>
          <table:table-cell table:style-name="ce67"/>
          <table:table-cell table:number-columns-repeated="1022"/>
        </table:table-row>
        <table:table-row table:style-name="ro2">
          <table:table-cell table:style-name="ce64" office:value-type="string" calcext:value-type="string">
            <text:p>Gross Income:</text:p>
          </table:table-cell>
          <table:table-cell table:style-name="ce67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4"/>
          <table:table-cell table:style-name="ce67"/>
          <table:table-cell table:number-columns-repeated="1022"/>
        </table:table-row>
        <table:table-row table:style-name="ro2">
          <table:table-cell table:style-name="ce64" office:value-type="string" calcext:value-type="string">
            <text:p>FED Taxes:</text:p>
          </table:table-cell>
          <table:table-cell table:style-name="ce68" table:formula="of:=SUM([.E27:.E33])" office:value-type="currency" office:currency="USD" office:value="3544.88" calcext:value-type="currency">
            <text:p>$3,544.88</text:p>
          </table:table-cell>
          <table:table-cell table:style-name="ce65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2">
          <table:table-cell table:style-name="ce64" office:value-type="string" calcext:value-type="string">
            <text:p>State Taxes:</text:p>
          </table:table-cell>
          <table:table-cell table:style-name="ce68" table:formula="of:=SUM([.E36:.E39])" office:value-type="currency" office:currency="USD" office:value="2558.88" calcext:value-type="currency">
            <text:p>$2,558.88</text:p>
          </table:table-cell>
          <table:table-cell table:style-name="ce65" table:formula="of:=[.B10]/[.B7]" office:value-type="percentage" office:value="0.0820153846153846" calcext:value-type="percentage">
            <text:p>8.20%</text:p>
          </table:table-cell>
          <table:table-cell/>
          <table:table-cell table:style-name="ce71"/>
          <table:table-cell table:number-columns-repeated="1019"/>
        </table:table-row>
        <table:table-row table:style-name="ro2">
          <table:table-cell table:style-name="ce64" office:value-type="string" calcext:value-type="string">
            <text:p>Total Taxes:</text:p>
          </table:table-cell>
          <table:table-cell table:style-name="ce68" table:formula="of:=SUM([.B9:.B10])" office:value-type="currency" office:currency="USD" office:value="6103.76" calcext:value-type="currency">
            <text:p>$6,103.76</text:p>
          </table:table-cell>
          <table:table-cell table:style-name="ce65" table:formula="of:=[.B11]/[.B7]" office:value-type="percentage" office:value="0.195633333333333" calcext:value-type="percentage">
            <text:p>19.56%</text:p>
          </table:table-cell>
          <table:table-cell/>
          <table:table-cell table:style-name="ce57" office:value-type="string" calcext:value-type="string">
            <text:p>House:</text:p>
          </table:table-cell>
          <table:table-cell table:style-name="ce71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2">
          <table:table-cell table:style-name="ce64"/>
          <table:table-cell table:style-name="ce68"/>
          <table:table-cell table:style-name="ce65"/>
          <table:table-cell/>
          <table:table-cell table:style-name="ce64" office:value-type="string" calcext:value-type="string">
            <text:p>Hrs:</text:p>
          </table:table-cell>
          <table:table-cell table:style-name="ce72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Net Income:</text:p>
          </table:table-cell>
          <table:table-cell table:style-name="ce69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4" office:value-type="string" calcext:value-type="string">
            <text:p>8hr-Days:</text:p>
          </table:table-cell>
          <table:table-cell table:style-name="ce72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2">
          <table:table-cell table:style-name="ce64"/>
          <table:table-cell table:style-name="ce68"/>
          <table:table-cell table:number-columns-repeated="2"/>
          <table:table-cell table:style-name="ce64" office:value-type="string" calcext:value-type="string">
            <text:p>5Day-Weeks:</text:p>
          </table:table-cell>
          <table:table-cell table:style-name="ce72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Rent:</text:p>
          </table:table-cell>
          <table:table-cell table:style-name="ce68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4" office:value-type="string" calcext:value-type="string">
            <text:p>52Week-Years:</text:p>
          </table:table-cell>
          <table:table-cell table:style-name="ce72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ower Bill:</text:p>
          </table:table-cell>
          <table:table-cell table:style-name="ce68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4"/>
          <table:table-cell table:number-columns-repeated="1019"/>
        </table:table-row>
        <table:table-row table:style-name="ro2">
          <table:table-cell table:style-name="ce64" office:value-type="string" calcext:value-type="string">
            <text:p>Insurance:</text:p>
          </table:table-cell>
          <table:table-cell table:style-name="ce68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4"/>
          <table:table-cell table:number-columns-repeated="1019"/>
        </table:table-row>
        <table:table-row table:style-name="ro2">
          <table:table-cell table:style-name="ce64" office:value-type="string" calcext:value-type="string">
            <text:p>Phone Bill:</text:p>
          </table:table-cell>
          <table:table-cell table:style-name="ce68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4"/>
          <table:table-cell table:style-name="ce71"/>
          <table:table-cell table:number-columns-repeated="1018"/>
        </table:table-row>
        <table:table-row table:style-name="ro2">
          <table:table-cell table:style-name="ce64" office:value-type="string" calcext:value-type="string">
            <text:p>Internet Bill:</text:p>
          </table:table-cell>
          <table:table-cell table:style-name="ce68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4"/>
          <table:table-cell table:number-columns-repeated="1019"/>
        </table:table-row>
        <table:table-row table:style-name="ro2">
          <table:table-cell table:style-name="ce64" office:value-type="string" calcext:value-type="string">
            <text:p>Amazon Prime:</text:p>
          </table:table-cell>
          <table:table-cell table:style-name="ce68" table:formula="of:=12.99*12" office:value-type="currency" office:currency="USD" office:value="155.88" calcext:value-type="currency">
            <text:p>$155.88</text:p>
          </table:table-cell>
          <table:table-cell table:number-columns-repeated="2"/>
          <table:table-cell table:style-name="ce64"/>
          <table:table-cell table:number-columns-repeated="1019"/>
        </table:table-row>
        <table:table-row table:style-name="ro2">
          <table:table-cell table:style-name="ce64"/>
          <table:table-cell table:style-name="ce67"/>
          <table:table-cell table:number-columns-repeated="2"/>
          <table:table-cell table:style-name="ce64"/>
          <table:table-cell table:number-columns-repeated="1019"/>
        </table:table-row>
        <table:table-row table:style-name="ro2">
          <table:table-cell table:style-name="ce64" office:value-type="string" calcext:value-type="string">
            <text:p>Monthly Expenses</text:p>
          </table:table-cell>
          <table:table-cell table:style-name="ce67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Leftover / Year:</text:p>
          </table:table-cell>
          <table:table-cell table:style-name="ce67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Leftover / Month:</text:p>
          </table:table-cell>
          <table:table-cell table:style-name="ce67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2">
          <table:table-cell table:style-name="ce64" table:number-columns-repeated="2"/>
          <table:table-cell table:number-columns-repeated="1022"/>
        </table:table-row>
        <table:table-row table:style-name="ro2">
          <table:table-cell table:style-name="ce64" office:value-type="string" calcext:value-type="string">
            <text:p>FED Rate</text:p>
          </table:table-cell>
          <table:table-cell table:style-name="ce64" office:value-type="string" calcext:value-type="string">
            <text:p>FED Single Bracket</text:p>
          </table:table-cell>
          <table:table-cell table:style-name="ce64" office:value-type="string" calcext:value-type="string">
            <text:p>FED Max Tax</text:p>
          </table:table-cell>
          <table:table-cell table:style-name="ce64" office:value-type="string" calcext:value-type="string">
            <text:p>Max Bracket </text:p>
          </table:table-cell>
          <table:table-cell table:style-name="ce64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65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71" table:formula="of:=9950" office:value-type="currency" office:currency="USD" office:value="9950" calcext:value-type="currency">
            <text:p>$9,950.00</text:p>
          </table:table-cell>
          <table:table-cell table:style-name="ce71" table:formula="of:=IF(([.B7]&gt;=9950); [.C27]; [.B7])" office:value-type="currency" office:currency="USD" office:value="9950" calcext:value-type="currency">
            <text:p>$9,950.00</text:p>
          </table:table-cell>
          <table:table-cell table:style-name="ce71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65" table:formula="of:=12%" office:value-type="percentage" office:value="0.12" calcext:value-type="percentage">
            <text:p>12.00%</text:p>
          </table:table-cell>
          <table:table-cell table:style-name="ce70" office:value-type="string" calcext:value-type="string">
            <text:p>$9,951 to $40,525</text:p>
          </table:table-cell>
          <table:table-cell table:style-name="ce71" table:formula="of:=40525-9951" office:value-type="currency" office:currency="USD" office:value="30574" calcext:value-type="currency">
            <text:p>$30,574.00</text:p>
          </table:table-cell>
          <table:table-cell table:style-name="ce71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71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2">
          <table:table-cell table:style-name="ce65" table:formula="of:=22%" office:value-type="percentage" office:value="0.22" calcext:value-type="percentage">
            <text:p>22.00%</text:p>
          </table:table-cell>
          <table:table-cell table:style-name="ce70" office:value-type="string" calcext:value-type="string">
            <text:p>$40,526 to $86,375</text:p>
          </table:table-cell>
          <table:table-cell table:style-name="ce71" table:formula="of:=86375-40526" office:value-type="currency" office:currency="USD" office:value="45849" calcext:value-type="currency">
            <text:p>$45,849.00</text:p>
          </table:table-cell>
          <table:table-cell table:style-name="ce71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71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5" table:formula="of:=24%" office:value-type="percentage" office:value="0.24" calcext:value-type="percentage">
            <text:p>24.00%</text:p>
          </table:table-cell>
          <table:table-cell table:style-name="ce70" office:value-type="string" calcext:value-type="string">
            <text:p>$86,376 to $164,925</text:p>
          </table:table-cell>
          <table:table-cell table:style-name="ce71" table:formula="of:=164925-86376" office:value-type="currency" office:currency="USD" office:value="78549" calcext:value-type="currency">
            <text:p>$78,549.00</text:p>
          </table:table-cell>
          <table:table-cell table:style-name="ce71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71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5" table:formula="of:=32%" office:value-type="percentage" office:value="0.32" calcext:value-type="percentage">
            <text:p>32.00%</text:p>
          </table:table-cell>
          <table:table-cell table:style-name="ce70" office:value-type="string" calcext:value-type="string">
            <text:p>$164,926 to $209,425</text:p>
          </table:table-cell>
          <table:table-cell table:style-name="ce71" table:formula="of:=209425-164926" office:value-type="currency" office:currency="USD" office:value="44499" calcext:value-type="currency">
            <text:p>$44,499.00</text:p>
          </table:table-cell>
          <table:table-cell table:style-name="ce71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71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5" table:formula="of:=35%" office:value-type="percentage" office:value="0.35" calcext:value-type="percentage">
            <text:p>35.00%</text:p>
          </table:table-cell>
          <table:table-cell table:style-name="ce70" office:value-type="string" calcext:value-type="string">
            <text:p>$209,426 to $523,600</text:p>
          </table:table-cell>
          <table:table-cell table:style-name="ce71" table:formula="of:=523600-209426" office:value-type="currency" office:currency="USD" office:value="314174" calcext:value-type="currency">
            <text:p>$314,174.00</text:p>
          </table:table-cell>
          <table:table-cell table:style-name="ce71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71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5" table:formula="of:=37%" office:value-type="percentage" office:value="0.37" calcext:value-type="percentage">
            <text:p>37.00%</text:p>
          </table:table-cell>
          <table:table-cell table:style-name="ce70" office:value-type="string" calcext:value-type="string">
            <text:p>$523,601 or more</text:p>
          </table:table-cell>
          <table:table-cell table:style-name="ce71" table:formula="of:=523601" office:value-type="currency" office:currency="USD" office:value="523601" calcext:value-type="currency">
            <text:p>$523,601.00</text:p>
          </table:table-cell>
          <table:table-cell table:style-name="ce71" table:formula="of:=IF(([.B7]&gt;=523601); [.C33]; 0)" office:value-type="currency" office:currency="USD" office:value="0" calcext:value-type="currency">
            <text:p>$0.00</text:p>
          </table:table-cell>
          <table:table-cell table:style-name="ce71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65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71" table:formula="of:=3549" office:value-type="currency" office:currency="USD" office:value="3549" calcext:value-type="currency">
            <text:p>$3,549.00</text:p>
          </table:table-cell>
          <table:table-cell table:style-name="ce71" table:formula="of:=IF(([.B7]&gt;=3549); [.C36]; [.B7])" office:value-type="currency" office:currency="USD" office:value="3549" calcext:value-type="currency">
            <text:p>$3,549.00</text:p>
          </table:table-cell>
          <table:table-cell table:style-name="ce71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65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71" table:formula="of:=8899-3550" office:value-type="currency" office:currency="USD" office:value="5349" calcext:value-type="currency">
            <text:p>$5,349.00</text:p>
          </table:table-cell>
          <table:table-cell table:style-name="ce71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71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65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71" table:formula="of:=124999-8900" office:value-type="currency" office:currency="USD" office:value="116099" calcext:value-type="currency">
            <text:p>$116,099.00</text:p>
          </table:table-cell>
          <table:table-cell table:style-name="ce71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71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2">
          <table:table-cell table:style-name="ce65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71" table:formula="of:=125000" office:value-type="currency" office:currency="USD" office:value="125000" calcext:value-type="currency">
            <text:p>$125,000.00</text:p>
          </table:table-cell>
          <table:table-cell table:style-name="ce71" table:formula="of:=IF(([.B7]&gt;=125000); [.C39]; 0)" office:value-type="currency" office:currency="USD" office:value="0" calcext:value-type="currency">
            <text:p>$0.00</text:p>
          </table:table-cell>
          <table:table-cell table:style-name="ce71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71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9:34:17.139118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0-01T12:47:00.173267032</dc:date>
    <meta:editing-duration>P39DT30M30S</meta:editing-duration>
    <meta:editing-cycles>223</meta:editing-cycles>
    <meta:generator>LibreOffice/6.4.7.2$Linux_X86_64 LibreOffice_project/40$Build-2</meta:generator>
    <meta:document-statistic meta:table-count="4" meta:cell-count="1715" meta:object-count="0"/>
  </office:meta>
</office:document-meta>
</file>